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style:style>
    <style:style style:name="P2" style:family="paragraph" style:parent-style-name="Standard">
      <style:paragraph-properties fo:margin-top="0cm" fo:margin-bottom="0.199cm" style:contextual-spacing="false"/>
      <style:text-properties style:font-name="Gentium Book Plus" officeooo:paragraph-rsid="00190d8d"/>
    </style:style>
    <style:style style:name="P3" style:family="paragraph" style:parent-style-name="Standard">
      <style:paragraph-properties fo:margin-top="0cm" fo:margin-bottom="0.199cm" style:contextual-spacing="false"/>
      <style:text-properties style:font-name="Gentium Book Plus" officeooo:paragraph-rsid="0019f336"/>
    </style:style>
    <style:style style:name="P4" style:family="paragraph" style:parent-style-name="Standard">
      <style:paragraph-properties fo:margin-top="0cm" fo:margin-bottom="0.199cm" style:contextual-spacing="false"/>
      <style:text-properties style:font-name="Gentium Book Plus" officeooo:paragraph-rsid="001b9a78"/>
    </style:style>
    <style:style style:name="P5" style:family="paragraph" style:parent-style-name="Standard">
      <style:paragraph-properties fo:margin-top="0cm" fo:margin-bottom="0.199cm" style:contextual-spacing="false"/>
      <style:text-properties style:font-name="Gentium Book Plus" officeooo:paragraph-rsid="001d434f"/>
    </style:style>
    <style:style style:name="P6" style:family="paragraph" style:parent-style-name="Standard">
      <style:paragraph-properties fo:margin-top="0cm" fo:margin-bottom="0.199cm" style:contextual-spacing="false"/>
      <style:text-properties style:font-name="Gentium Book Plus" officeooo:paragraph-rsid="001e47b2"/>
    </style:style>
    <style:style style:name="P7" style:family="paragraph" style:parent-style-name="Standard">
      <style:paragraph-properties fo:margin-top="0cm" fo:margin-bottom="0.199cm" style:contextual-spacing="false"/>
      <style:text-properties style:font-name="Gentium Book Plus" officeooo:paragraph-rsid="001f5060"/>
    </style:style>
    <style:style style:name="P8" style:family="paragraph" style:parent-style-name="Text_20_body">
      <style:text-properties style:font-name="Gentium Book Plus"/>
    </style:style>
    <style:style style:name="P9" style:family="paragraph" style:parent-style-name="Text_20_body">
      <style:paragraph-properties fo:margin-top="0cm" fo:margin-bottom="0.199cm" style:contextual-spacing="false"/>
      <style:text-properties style:font-name="Gentium Book Plus" fo:language="en" fo:country="US"/>
    </style:style>
    <style:style style:name="P10" style:family="paragraph" style:parent-style-name="Text_20_body">
      <style:text-properties style:font-name="Gentium Book Plus" fo:language="en" fo:country="US"/>
    </style:style>
    <style:style style:name="P11" style:family="paragraph" style:parent-style-name="Text_20_body">
      <style:text-properties style:font-name="Gentium Book Plus" fo:language="en" fo:country="US" officeooo:paragraph-rsid="00246522"/>
    </style:style>
    <style:style style:name="P12" style:family="paragraph" style:parent-style-name="Text_20_body">
      <style:text-properties officeooo:paragraph-rsid="00268b81"/>
    </style:style>
    <style:style style:name="T1" style:family="text">
      <style:text-properties officeooo:rsid="001b9a78"/>
    </style:style>
    <style:style style:name="T2" style:family="text">
      <style:text-properties officeooo:rsid="001d434f"/>
    </style:style>
    <style:style style:name="T3" style:family="text">
      <style:text-properties style:font-name="Gentium Book Plus" fo:language="en" fo:country="US"/>
    </style:style>
    <style:style style:name="T4" style:family="text">
      <style:text-properties style:font-name="Gentium Book Plus" fo:language="en" fo:country="US" officeooo:rsid="00268b81"/>
    </style:style>
    <style:style style:name="T5" style:family="text">
      <style:text-properties style:font-name="Gentium Book Plus" fo:language="en" fo:country="US" officeooo:rsid="00246522"/>
    </style:style>
    <style:style style:name="T6" style:family="text">
      <style:text-properties style:font-name="Gentium Book Plus" fo:language="en" fo:country="US" officeooo:rsid="0023e164"/>
    </style:style>
    <style:style style:name="T7" style:family="text">
      <style:text-properties officeooo:rsid="001e47b2"/>
    </style:style>
    <style:style style:name="T8" style:family="text">
      <style:text-properties officeooo:rsid="001f5060"/>
    </style:style>
    <style:style style:name="T9" style:family="text">
      <style:text-properties officeooo:rsid="0021a972"/>
    </style:style>
    <style:style style:name="T10" style:family="text">
      <style:text-properties officeooo:rsid="00222ca8"/>
    </style:style>
    <style:style style:name="T11" style:family="text">
      <style:text-properties officeooo:rsid="0023e164"/>
    </style:style>
    <style:style style:name="T12" style:family="text">
      <style:text-properties officeooo:rsid="00246522"/>
    </style:style>
    <style:style style:name="T13" style:family="text">
      <style:text-properties officeooo:rsid="002503fc"/>
    </style:style>
    <style:style style:name="T14" style:family="text">
      <style:text-properties officeooo:rsid="00251d4e"/>
    </style:style>
    <style:style style:name="T15" style:family="text">
      <style:text-properties officeooo:rsid="00268b81"/>
    </style:style>
    <style:style style:name="T16" style:family="text">
      <style:text-properties officeooo:rsid="00268e47"/>
    </style:style>
    <style:style style:name="T17" style:family="text">
      <style:text-properties officeooo:rsid="0026e2ac"/>
    </style:style>
    <style:style style:name="T1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voilà ce qu'on racontait: quand le tigre ou le léopard s’en prend à l’homme, c’est la réalisation du destin. C’est tout à fait incroyable: il s'agit de drames prédestinés, dans la longue suite des générations. Les fauves n’attaquent pas comme ça sans raison! Autrefois, voilà ce qu'on disait: « Si vous voyez le léopard, c'est que votre mère va mourir! Si vous voyez le tigre, c'est que votre père va mourir! » </text:p>
      <text:p text:style-name="P2">Autrefois, il y a un homme qui est parti en montagne, et qui y a aperçu un tigre! Rentré à la maison, il a dit à son père: « Père! Qu'est-ce que ça peut bien vouloir dire? Moi, aujourd'hui, sur la montagne, là-bas, j’ai vu un tigre! Je me suis enfui à toute allure, j’étais terrorisé… J'en étais à avoir peur de mon propre halètement, je croyais entendre le tigre à mes trousses! Je pensais que j'allais mourir à tout instant! » </text:p>
      <text:p text:style-name="P2">Le père lui a répondu: « Hélas, mon fils, le proverbe nous le dit: “Si vous voyez le tigre, c'est que votre père va mourir! Si vous voyez le léopard, c'est que votre mère va mourir !” Ce qui t'est arrivé aujourd'hui, ce n'est pas de bon augure. Ton père va sans doute mourir! Mais il ne faut pas que tu sois en souci: ce qui doit arriver arrive! Qu'aurais-tu à craindre? Les êtres humains vieillissent et puis ils meurent, c'est comme ça! De toute façon, les parents meurent avant les enfants, ils ne peuvent pas les accompagner toute leur vie », lui a-t-il dit, à ce qu'on raconte. </text:p>
      <text:p text:style-name="P3">Alors, le fils a dit: « Père! Si tu meurs, nous, on ne pourra même plus assurer notre propre subsistance! Qu'est-ce qu'on va faire? Aucun d'entre nous n'est capable de se débrouiller, de subvenir aux besoins de la famille! » Alors, le père a dit: « Non, non, votre manque de savoir, ça ne doit pas vous inquiétez! Vous n'êtes pas tout seuls, autour de vous il y a tout le village. Prenez garde: les voisins sont susceptibles de vous faire du mal, soyez vigilants ; mais cela dit, vous pourrez aussi apprendre d’eux ce que vous ignorez! Il ne faut pas vous faire de souci! » </text:p>
      <text:p text:style-name="P3">Alors, le fils a dit: « Hélas, voilà comment les générations se succèdent… Papa va mourir; on n'y peut rien! Ce n'est pas possible, pour les parents, d'être aux côtés de leurs enfants toute leur vie durant! » </text:p>
      <text:p text:style-name="P1">Il y a aussi l'histoire d'une fille qui s'était mariée dans une famille d'une autre contrée. <text:s/>La fille, on l'a donnée en mariage à des gens de Yongning! La mère, elle, elle habitait à un endroit dans la région du bord du fleuve Yangtze, n'est-ce pas. Elle habitait à un endroit dans ce coin-là: dans la région du bord du fleuve. Nous les Na, on fait une différence entre Yongning et la région du bord du fleuve! (Note: dans la géographie na, les villages sur les rives du fleuve Yangtzé constituent un ensemble, désigné comme Reuddi /ʐɻ̩˧di˧˥/. Ces lieux chauds en bordure du Yangtze sont géographiquements bien distincts de la plaine, et de la haute montagne. Un dicton <text:span text:style-name="T1">naxi </text:span>souligne ce contraste: « Quand on descend dans les lieux chauds, la sueur ruisselle; quand on monte en altitude, le nez ruisselle ».) Un jour, <text:span text:style-name="T1">cette femme</text:span> s'en est retournée vers son village d'origine, au bord du fleuve. <text:span text:style-name="T1">Pour sa</text:span> fille, <text:span text:style-name="T1">qui était encore</text:span> petite, <text:span text:style-name="T1">c’était l’occasion de</text:span> retourn<text:span text:style-name="T1">er</text:span> voir ses grand-parents, accompagnée de sa mère. La mère a dit: « Ma fille! Ca fait un bout de temps qu'on n'est pas allées voir tes grand-parents! Allons donc voir grand-mère et grand-oncle! » </text:p>
      <text:p text:style-name="P1"><text:soft-page-break/>Le mari de la jeune fille a dit: « Vous deux, vous pouvez y aller toutes seules, pas de problème! » Sur le chemin, elles ont rencontré deux personnes. « N'ayez crainte! Moi, je suis passé sans encombres, vrai de vrai! » leur a dit une des personnes qu'elles croisaient sur le chemin. Alors, elles y sont allées! Elles ont marché, marché, marché. </text:p>
      <text:p text:style-name="P4">Pour aller à la maison de la grand-mère et du grand-oncle, il fallait passer une nuit en route. Autrefois, on partait tôt le matin, vers huit heures; sur la montagne, il y avait des cabanes de berger<text:span text:style-name="T1">s</text:span> qui servaient de refuge. En montagne, il n'y a pas de maisons, hein! Les cabanes de berger<text:span text:style-name="T1">s</text:span>, ce sont les bergers qui mènent paître les yaks qui les construisent, et qui y habitent! Les bergers, quand commence la saison des pluies, ils descendent en basse altitude, chercher de l’herbe fraîche ; à l'approche de la saison sèche, ils montent en altitude! Quand ils séjournent en altitude, à la saison sèche, il fait froid par là-haut ; ils dorment dans une cabane de berger. Quand on passe la nuit dans un refuge d’altitude, on n'emporte pas de casserole avec soi. On amène un peu de nourriture. On met dans sa besace une corne d'eau, un peu de céréales, et un bout de viande! (Explication: comme récipient pour l'eau, on se servait de cornes de bœuf. Le terme pour ‘corne de bœuf’, <text:span text:style-name="T1">yi</text:span>kheu /ʝi˧qʰv̩#˥/, peut également servir de classificateur. On amenait l’eau à boire depuis la plaine, les sources étant rares en montagne.) </text:p>
      <text:p text:style-name="P4">La mère et la fille se sont dit: « Nous deux, en chemin, on passera la nuit dans une cabane de bergers. On fera un feu! On fera griller notre casse-croûte! » À l'heure du crépuscule, elles sont parvenues à une cabane de berger ; et elles ont fait griller le morceau de viande qu'elles avaient apporté. La viande grillée, elle avait une forte odeur, elle flattait les narines… et le tigre l'a sentie! Juste au moment où elles avaient fini de manger viande et céréales, alors que le fumet de la viande grillée flottait encore dans l’air, on a entendu le bruit du tigre qui fouettait le sol de sa queue: Boum, Boum! Le tigre fouettait si vivement de sa queue qu'il en brisait des branchages. </text:p>
      <text:p text:style-name="P5">Voilà ce que mon aïeule nous racontait à ce sujet: « Hélas! Le tigre, quand il s'apprête à dévorer quelqu'un, il commence par fouetter le sol de sa queue! » Alors, la mère, qui était au fait de ces choses, a dit à sa fille: « Nous deux, ce soir, le tigre va nous manger! » Alors la fille a essayer de se rassurer: « Maman! Non, c'est pas possible! Ca doit être des gens qui sont venus charger des planches de bois sur la montagne! Ca fait comme un bruit de clochettes! » Le bruit que fait le tigre en fouettant le sol, ça ressemble à des clochettes qu'on secoue: <text:span text:style-name="T2">ding-dong</text:span>! C'est comme s'il frappait une clochette: un coup de clochette! Un coup de carillon! (Explication: il s'agit de bruits que fait le tigre en rugissant, <text:span text:style-name="T2">que la narratrice rapproche du</text:span> bruit aigu de clochettes. <text:span text:style-name="T2">L</text:span>e tigre est une réalité très lointaine pour la narratrice, qui n'en a jamais vu, sauf à la télévision. <text:span text:style-name="T2">C</text:span>'est <text:span text:style-name="T2">en exposant </text:span>ce qu'elle a <text:span text:style-name="T2">retenu </text:span>de la tradition orale <text:span text:style-name="T2">des Na </text:span>qu'elle prête au tigre des bruits qui peuvent au premier abord surprendre.) Il fouette si vigoureusement de sa queue qu'il peut briser des branchages!</text:p>
      <text:p text:style-name="P5">La fille échafaudait toutes sortes d’hypothèses. <text:span text:style-name="T2">E</text:span>lle disait: « Ca doit être des chevaux! Il doit y avoir des chevaux qui font tinter leurs clochettes! » La mère, elle, elle savait de quoi il retournait ; et elle a redit à sa fille: « Non, non, ma fille! Ce soir, nous deux, vrai de vrai, le tigre va nous manger! On ne reverra plus grand-oncle et grand-mère! Le tigre va nous manger! <text:s/>— <text:s/>Mais non, maman! Qu'est-ce que tu dis? Ca n'est pas possible! On va maintenir la porte, et le <text:soft-page-break/>tigre ne pourra pas entrer! » Ce que disant, la fille est allée s'arc-bouter contre la porte. Le tigre a commencé à peser dessus: Crrr-Crrr! La mère a dit à sa fille: « Tiens-toi derrière moi! Tiens-toi derrière moi! Maman va se mettre devant; toi, tiens-toi debout derrière! <text:s/>— <text:s/>Non! maman, nous deux, on va faire front ensemble! » a dit la fille. Mais la mère a poussé la fille, la rejetant en arrière, et elle est venue se placer devant sa fille. Et le tigre s’est jeté sur elle, il l’a saisie d’un coup, et l’a emportée, renversant la porte au passage. </text:p>
      <text:p text:style-name="P1">Quand les choses en sont arrivées là, la fille n'avait plus tellement peur, à ce que dit l'histoire. « Maintenant que le tigre a dévoré ma mère, il peut bien me manger moi aussi! Dans ce carnage, nous allons mourir toutes les deux! Me voilà partie pour mourir aussi, avec elle! » Mais le tigre, après avoir tué la mère, il est parti, à ce que dit l'histoire! La fille s’est lancée à sa poursuite. Le tigre s’en allait à vive allure, serrant dans ses mâchoires le cou de la mère. Il l'emportait vers le bas, dans la vallée! et la fille l’y a suivi. Dans son égarement, aveuglée par les larmes, <text:span text:style-name="T7">descendant et montant des pentes, </text:span>elle a fini par reprendre le chemin de la maison de sa grand-mère et son grand-oncle, sur la montagne. C’est que la fille avait entendu comme la voix de sa mère qui lui parlait: « Ma fille! Retourne-t-en! Tu ne dois pas pleurer! » Alors la jeune fille, se retournant, était remontée jusqu'à un col. Parvenue au col, elle s’est à nouveau abandonnée aux larmes: « Hélas! Maman! Comment vais-je continuer à vivre? Le tigre t'a emportée pour te dévorer ; que vais-je devenir? Que vais-je donc pouvoir dire à grand-mère et grand-oncle? Viens t'occuper de moi! » </text:p>
      <text:p text:style-name="P6">À force de pleurer, la jeune fille s'est finalement endormie, à ce qu'on raconte! Alors qu'elle rêvait, c'est comme si elle entendait la voix de sa mère, qui lui disait: « Ma fille! Il faut que tu retournes chez grand-mère et grand-oncle! Sois sans crainte! » En se réveillant, ces paroles lui restaient présentes. Dans son rêve, elle avait retrouvé sa mère; et au réveil, voilà qu’elle l'avait à nouveau perdue! </text:p>
      <text:p text:style-name="P6">La fille pleurait, pleurait, en allant son chemin. Elle a rencontré quelqu'un, qui lui a demandé: « Pourquoi pleures-tu? De qui es-tu la fille? Comment se fait-il que tu te trouves ici toute seule, aussi haut sur la montagne? » Alors, la jeune fille s'est jetée dans les bras de cette personne-là: « Oncle! Hier soir, le tigre a dévoré ma mère! Ma mère m’a dit de retourner auprès de grand-mère et grand-oncle, alors je suis en chemin vers chez eux! Moi, j’ai couru après le tigre, je lui ai dit de me dévorer aussi, mais il ne m'a pas mangée! Il a tué ma mère, et l'a emportée! » Alors, cet homme, cet oncle, il lui a dit: <text:s/>« Jeune fille, tu ne dois pas te faire de souci! Les légendes nous en parlent, de cette situation! On dit que <text:span text:style-name="T7">“</text:span>Si vous voyez le léopard, c'est que votre mère va mourir ; <text:span text:style-name="T7">s</text:span>i vous voyez le tigre, c'est que votre père va mourir<text:span text:style-name="T7">”. </text:span>Le léopard, il arrive qu’il dévore notre mère! Le tigre, notre père! Il ne faut pas que tu te fasses de souci. Les êtres humains, tel est leur destin: père et mère ne peuvent pas vous accompagner toute votre vie! Ta mère, dans la succession des générations, eh bien… le tigre devait la manger; il fallait qu'il en soit ainsi! Le cycle des réincarnations, voilà comment cela se déroule! Il ne faut plus te faire de chagrin pour ta mère! Désormais, ta mère te protègera depuis l'autre monde! » </text:p>
      <text:p text:style-name="P1">Comme il lui disait de s’en retourner auprès de sa grand-mère et son grand-oncle, eh bien, elle a repris son chemin vers leur demeure. Parvenue chez eux, quand elle leur a raconté tout ce qui <text:soft-page-break/>s'était passé, ils lui ont dit: « Tu es notre enfant! On ne va pas pleurer, mais se réjouir de ta présence à toi, revenue de ce grand danger! Petit trésor, chère petite-fille! Il ne faut pas avoir de peine! Le tigre a dévoré ta mère; eh bien, qu'il en soit ainsi! C'est inscrit dans la succession des générations! Il ne faut pas que tu gardes ça sur le cœur! »</text:p>
      <text:p text:style-name="P7">La jeune fille a habité quelques jours chez sa grand-mère et son grand-oncle. Quand, par la suite, elle est retournée à Yongning, elle était toujours mélancolique. « Hélas! Comment vais-je vivre sans ma mère ? Je vais être l'objet de racontars pendant toute ma vie! » Elle pleurait à longueur de journée! Un jour, elle a une nouvelle fois entendu la voix de sa mère, comme si celle-ci se tenait debout derrière elle. « Ma fille! Ne pleure pas! Dans la succession des générations, que le tigre me dévore, et pas toi, c'est conforme à l'ordre des choses! Maintenant c'est à toi d'élever des fils, d'élever des filles! Maman va t'aider! Ne te fais pas de souci! »</text:p>
      <text:p text:style-name="P7">À partir de ce jour-là, la jeune fille a retrouvé ses esprits, comme si elle s'éveillait d'un coup! Elle a tourné la page. <text:s/>Elle a bien repris les choses en main, et s'est bien débrouillée en toutes choses. Elle a élevé des enfants, bâti une maison, mis des terres en culture. Elle a trouvé à gagner de l’argent. Voici ce qu’on disait autrefois: même après sa mort, une mère aide encore ses enfants, depuis l'autre monde. Autrefois, il y avait une légende comme ça! Grâce à l’aide de sa mère, tout réussissait à la jeune femme. Quand elle se consacrait à une tâche, elle y parvenait sans difficulté! Quand elle élevait du bétail, il prospérait! Ainsi elle a connu la prospérité, tout allait pour le mieux. Les gens disaient: « EEeeeh bien! Comment se fait-il donc qu'elle ait si bonne fortune ? » La jeune femme leur répondait: « Voici ce que m'a dit ma mère, par le passé: <text:span text:style-name="T8">“</text:span>Son père et sa mère, on ne peut les garder auprès de soi toute sa vie; celui qui reste après leur mort, celui qui est vivant, il ne doit pas songer à les accompagner dans la mort!<text:span text:style-name="T8">”</text:span> Voilà le conseil que m'a donné ma mère! Je l'ai entendu au creux de mon oreille! De ce jour-là, j'ai cessé d'être obnubilée par le souvenir de ma mère ; et tout ce que j'ai fait m'a réussi! Ma mère est là qui me bénit et me protège depuis l'au-delà! »</text:p>
      <text:p text:style-name="P1">Voilà ce qu'on racontait autrefois!</text:p>
      <text:p text:style-name="P1"/>
      <text:p text:style-name="P1"/>
      <text:p text:style-name="P9">In the old days, people used to say that when a tiger or a leopard attacked a human being, it was the fulfilment of destiny. <text:span text:style-name="T13">These tragedies, incredible as they may seem, were seen as predestined, part of the endless cycle</text:span> of generations. Wild animals don't attack for no reason! In the old days, <text:span text:style-name="T9">they</text:span> used to say: “If you see <text:span text:style-name="T9">a</text:span> leopard, it means your mother is going to die! If you see <text:span text:style-name="T9">a</text:span> tiger, it's because your father is going to die!”</text:p>
      <text:p text:style-name="P10">Once there was a man who went into the mountains and saw a tiger. When he got home, he said to his father: “Father! What does that mean? Today, on the mountain, over there, I saw a tiger! I was scared to death of my own panting. I thought I heard the tiger chasing me! I thought I was going to die at any moment!”</text:p>
      <text:p text:style-name="P10"><text:soft-page-break/>The father replied: “Alas, my son, as the proverb says: “If you see <text:span text:style-name="T9">a</text:span> tiger, it's because your father is going to die! If you see <text:span text:style-name="T9">a</text:span> leopard, it's because your mother is going to die!” What happened to you today is not a good omen. Your father is probably going to die! But there's no need to worry: whatever happens, happens! What <text:span text:style-name="T14">is there</text:span> to fear? <text:span text:style-name="T15">People</text:span> grow old and die, that's just the way it is! In any case, parents die before their children, so they can't be with them all their lives”, he told him. </text:p>
      <text:p text:style-name="P10">So the son said: “Father! If you die, we won't even be able to support ourselves! What are we going to do? None of us is capable of fending for ourselves and providing for our family!” So the father said: “No, no, your lack of knowledge shouldn't worry you! You're not alone, there's the whole village around you. Be careful: the neighbours are likely to do you harm, so be vigilant; but that said, you can also learn from them what you don't know. There's no need to worry!”</text:p>
      <text:p text:style-name="P10">Then the son said: “Alas, that's how the generations go... Dad's going to die; there's nothing we can do about it! It's not possible for parents to be with their children all their lives!”</text:p>
      <text:p text:style-name="P10">There's also the story of a girl who married into a family in another <text:span text:style-name="T9">area</text:span>. <text:span text:style-name="T9">The mother lived in a place on the banks of the Yangtze River, in the region along the river; her daughter was</text:span> given in marriage to people from Yongning. We Na make a difference between Yongning and the riverside region! (Note: in Na geography, the villages on the banks of the Yangtze River form a whole, referred to as Reuddi /ʐɻ̩˧di˧˥/. These hot spots on the banks of the Yangtze are geographically quite distinct from the plains and the high mountains. A Naxi saying underlines this contrast: “When you go down to hot places, your sweat drips; when you go up high, your nose drips”.) One day, this woman returned to her home village by the river. For her daughter, who was still small, it was a chance to return to her grandparents, accompanied by her mother. The mother said: “My daughter! It's been a while since we've been to see your grandparents! Let's go and see grandma and granduncle!”</text:p>
      <text:p text:style-name="P10">The <text:span text:style-name="T10">young man [the </text:span>girl's <text:span text:style-name="T10">friend? her </text:span>husband?<text:span text:style-name="T10">]</text:span> said: “You two can go on your own, no problem!” On the way, they met two people. “Don't worry! I made it through without a hitch, really,” said one of the people they met on the way. So off they went! They walked and walked and walked. </text:p>
      <text:p text:style-name="P10">To get to their grandmother's and great-uncle's house, they had to spend a night on the road. In the old days, people used to set off early in the morning, around eight o'clock; on the mountains, there were shepherds' huts that served as shelters. There are no houses in the mountains! Shepherds' huts are built and lived in by the shepherds who lead their yaks to pasture. When the rainy season starts, the shepherds descend to lower altitudes in search of fresh grass; when the dry season approaches, they climb to higher altitudes! When they stay <text:soft-page-break/><text:span text:style-name="T10">high up on the mountains</text:span> in the dry season, it's cold up there; they sleep in a shepherd's hut. When <text:span text:style-name="T10">one</text:span> spend<text:span text:style-name="T10">s</text:span> the night in a mountain hut, <text:span text:style-name="T10">one</text:span> do<text:span text:style-name="T10">es</text:span>n't <text:span text:style-name="T10">bring</text:span> a saucepan. <text:span text:style-name="T10">One</text:span> bring<text:span text:style-name="T10">s</text:span> a little food. <text:span text:style-name="T10">One packs</text:span> a water horn, some cereals and a piece of meat! (Explanation: ox horns were used as containers for water. The term for ‘ox horn’, yikheu /ʝi˧qʰv̩#˥/, can also be used as a classifier. Water was brought in from the plains, as springs were rare in the mountains.) </text:p>
      <text:p text:style-name="P9">The mother and daughter said to each other: “The two of us will spend the night in a shepherds’ hut on the way. We'll build a fire! We'll grill our snacks!” At dusk, they arrived at a shepherd's hut and grilled the piece of meat they had brought with them. The grilled meat had a strong smell, it flattered the nostrils... and the tiger smelt it! Just as they had finished eating the meat and cereals, while the scent of the grilled meat was still wafting through the air, we heard the sound of the tiger whipping <text:span text:style-name="T11">his</text:span> tail across the ground: Boom, Boom! The tiger whipped <text:span text:style-name="T11">his</text:span> tail so hard that it broke branches.</text:p>
      <text:p text:style-name="P12"><text:span text:style-name="T3">This is what my grandmother used to tell us: “Alas! The tiger, when he's about to devour someone, starts by whipping the ground with his tail!” So the mother, who knew all about these things, said to her daughter: “The two of us, tonight, the tiger's going to eat us!” Then the daughter tried to reassure herself: “Mummy! No, it can't be! It must be people who've come to load planks of wood onto the mountain! It sounds like bells!” The </text:span><text:span text:style-name="T4">sound of</text:span><text:span text:style-name="T3"> the tiger </text:span><text:span text:style-name="T4">whipping the ground echoes like the ringing of bells</text:span>—<text:span text:style-name="T3">ding-dong, </text:span><text:span text:style-name="T4">gling-gling</text:span><text:span text:style-name="T3">! It's as if he's striking a bell: </text:span><text:span text:style-name="T5">gling-gling</text:span><text:span text:style-name="T3">! (Explanation: these are the sounds the tiger makes when </text:span><text:span text:style-name="T6">he</text:span><text:span text:style-name="T3"> roars, which the narrator likens to the high-pitched sound of bells. The tiger is a very distant reality for the narrator, who has never seen one except on television. It is </text:span><text:span text:style-name="T5">on the basis of</text:span><text:span text:style-name="T3"> what she has learnt from oral tradition that she </text:span><text:span text:style-name="T5">ascribes</text:span><text:span text:style-name="T3"> the tiger noises that may seem surprising.) </text:span><text:span text:style-name="T6">He</text:span><text:span text:style-name="T3"> whips </text:span><text:span text:style-name="T6">hi</text:span><text:span text:style-name="T3">s tail so vigorously that it can break branches!</text:span></text:p>
      <text:p text:style-name="P10">The girl came up with all sorts of hypotheses. It must be horses! There must be horses ringing their bells! The mother knew what it was all about, and she told her daughter: “No, no, my daughter! Tonight, the two of us, for real, the tiger's going to eat us! We'll never see Grandma and Grandpa again! The tiger is going to eat us! - No, Mummy! What are you saying? It's not possible! We're going to hold the door shut, and the tiger won't be able to get in!” So saying, the girl went and leaned against the door. The tiger started weighing on it: groan-groan! The mother said to her daughter: “Stand behind me! Stand behind me! Mum's going to stand in front; you stand behind! - No! Mum, we're going to stand together!” said the daughter. But the mother pushed the daughter backwards and came to stand in front of her daughter. And the tiger pounced on her, grabbing her with one blow and carrying her away, knocking down the door in the process. </text:p>
      <text:p text:style-name="P10"><text:soft-page-break/>When it came down to it, the girl wasn't so scared any more, as the story goes. “Now that the tiger has eaten my mother, <text:span text:style-name="T11">he</text:span> can eat me too! In this carnage, I'm off to die too, with her!” But the tiger, having killed her mother, left, so the story goes! The daughter went after him. The tiger sped off, clutching the mother's neck in <text:span text:style-name="T11">his</text:span> jaws. He was carrying her down into the valley! and the daughter followed him. In her madness, blinded by tears, going up and down the slopes, she finally found her way back to her grandmother and great-uncle's house on the mountain. The girl had heard her mother's voice speaking to her: “My daughter! Go back! You mustn't cry!” So the girl turned round and climbed up to a pass. When she reached the pass, she burst into tears again: “Alas, Mama! How can I go on living? The tiger has taken you to devour you; what will become of me? What am I going to say to Grandma and Granduncle? Come and look after me!”</text:p>
      <text:p text:style-name="P10">The story goes that the young girl cried herself to sleep. While she was dreaming, it was as if she heard her mother's voice saying: “My daughter! You must go back to Grandma and Granduncle! Don't be afraid!” When she woke up, these words stayed with her. In her dream, she had found her mother, and when she woke up, she had lost her again! </text:p>
      <text:p text:style-name="P10">The girl cried and cried as she went on her way. She met someone who asked her: “Why are you crying? Whose daughter are you? How come you're up here on your own, so high up on the mountain?” The young girl threw herself into the arms of this person: “Uncle! Last night the tiger ate my mother! My mother told me to go back to my grandmother and great-uncle, so I'm on my way there now! I ran after the tiger and told <text:span text:style-name="T11">him</text:span> to eat me too, but <text:span text:style-name="T11">he</text:span> didn't eat me! <text:span text:style-name="T11">He</text:span> killed my mother and took her away!” So this man, this uncle, said to her: “Young girl, you mustn't worry! Legends tell us all about this situation! They say that ‘If you see the leopard, it means your mother is going to die; if you see the tiger, it means your father is going to die’. The leopard sometimes devours our mother! The tiger, our father! You mustn't worry. That's the fate of human beings: father and mother can't be with you all your life! Your mother, in the succession of generations, well... the tiger had to eat her; it had to be that way! That's how the cycle of reincarnation works! You don't have to feel sorry for your mother any more! From now on, your mother will protect you from the other world!”</text:p>
      <text:p text:style-name="P10">As he told her to go back to her grandmother and great-uncle, well, she went back to their home. When she got there and told them everything that had happened, they said to her: “You're our child! We <text:span text:style-name="T16">won’t cry; instead, we’ll</text:span> rejoice that you've come back from this great danger! My little treasure, my dear granddaughter! You mustn't be sad! The tiger has devoured your mother; well, so be it! It's part of the succession of generations! You mustn't let it go to your heart.”</text:p>
      <text:p text:style-name="P11"><text:soft-page-break/>The young girl stayed with her grandmother and great-uncle for a few days. When she later returned to Yongning, she was still melancholy. “How am I going to live without my mother? I'm going to be the subject of gossip for the rest of my life!” She cried all day long.</text:p>
      <text:p text:style-name="P11">One day, she heard her mother's voice again, as if she were standing behind her. “My daughter! Don't cry! In the succession of generations, let the tiger devour me, and not you, that's the order of things! Now it's your turn to raise sons and daughters! Mum will help you! Don't worry.” From that day on, the young girl came to her senses, as if she'd suddenly woken up. She turned the page. She took things in hand and did well in everything. She brought up children, built a house, cultivated land. She found a way to earn money. It used to be said that even after her death, a mother still helps her children from the other world. There used to be a legend like that! Thanks to her mother's help, the young woman succeeded in everything. When she took on a task, she did it with ease! When she reared cattle, they prospered! So she enjoyed prosperity, everything was going well. People said: “EEeeeh well! How come she has such good fortune?” The young woman replied: “This is what my mother used to say to me: ‘You can't keep your father and mother with you all your life; those who remain after their death, those who are alive, mustn't think of accompanying them in death!’ That was the advice my mother gave me. I heard it <text:span text:style-name="T12">as if spoken in</text:span> my ear. From that day on, I stopped being obsessed by the memory of my mother; and everything I've done has worked out for me. My mother is there, blessing me and protecting me from beyond!”</text:p>
      <text:p text:style-name="P8"><text:span text:style-name="T18">That's what they used to sa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1-17T15:34:26.007441221</dc:date>
    <meta:editing-duration>PT4H38M25S</meta:editing-duration>
    <meta:editing-cycles>12</meta:editing-cycles>
    <meta:generator>LibreOffice/24.2.6.2$Linux_X86_64 LibreOffice_project/420$Build-2</meta:generator>
    <meta:document-statistic meta:table-count="0" meta:image-count="0" meta:object-count="0" meta:page-count="8" meta:paragraph-count="36" meta:word-count="4548" meta:character-count="24602" meta:non-whitespace-character-count="20064"/>
  </office:meta>
</office:document-meta>
</file>